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size="70%">
        <mrow>
          <mrow>
            <munder>
              <mo stretchy="false">∑</mo>
              <mphantom>
                <mstyle>
                  <mrow>
                    <mi>a</mi>
                  </mrow>
                </mstyle>
              </mphantom>
            </munder>
            <mphantom>
              <mstyle>
                <mrow>
                  <mi>b</mi>
                </mrow>
              </mstyle>
            </mphantom>
          </mrow>
        </mrow>
      </mstyle>
    </mrow>
    <annotation encoding="StarMath 5.0">size*0.7 sum from phantom a phantom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8:35:25.596000000</meta:creation-date>
    <meta:generator>LibreOffice/4.1.4.2$Windows_x86 LibreOffice_project/0a0440ccc0227ad9829de5f46be37cfb6edcf72</meta:generator>
  </office:meta>
</office:document-meta>
</file>